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79cm" fo:margin-top="0cm" fo:margin-bottom="0cm" table:align="center" style:writing-mode="lr-tb"/>
    </style:style>
    <style:style style:name="Tabla1.A" style:family="table-column">
      <style:table-column-properties style:column-width="11.404cm"/>
    </style:style>
    <style:style style:name="Tabla1.B" style:family="table-column">
      <style:table-column-properties style:column-width="0.9cm"/>
    </style:style>
    <style:style style:name="Tabla1.C" style:family="table-column">
      <style:table-column-properties style:column-width="0.794cm"/>
    </style:style>
    <style:style style:name="Tabla1.1" style:family="table-row">
      <style:table-row-properties style:min-row-height="0.593cm" fo:keep-together="auto"/>
    </style:style>
    <style:style style:name="Tabla1.A1" style:family="table-cell">
      <style:table-cell-properties style:vertical-align="middle" fo:background-color="transparent" fo:padding-left="0.123cm" fo:padding-right="0.123cm" fo:padding-top="0cm" fo:padding-bottom="0cm" fo:border="none">
        <style:background-image/>
      </style:table-cell-properties>
    </style:style>
    <style:style style:name="Tabla1.B1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1.C1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2" style:family="table">
      <style:table-properties style:width="5.399cm" fo:margin-top="0cm" fo:margin-bottom="0cm" table:align="center" style:writing-mode="lr-tb"/>
    </style:style>
    <style:style style:name="Tabla2.A" style:family="table-column">
      <style:table-column-properties style:column-width="0.499cm"/>
    </style:style>
    <style:style style:name="Tabla2.B" style:family="table-column">
      <style:table-column-properties style:column-width="0.7cm"/>
    </style:style>
    <style:style style:name="Tabla2.D" style:family="table-column">
      <style:table-column-properties style:column-width="0.702cm"/>
    </style:style>
    <style:style style:name="Tabla2.G" style:family="table-column">
      <style:table-column-properties style:column-width="0.699cm"/>
    </style:style>
    <style:style style:name="Tabla2.1" style:family="table-row">
      <style:table-row-properties style:min-row-height="0.783cm" fo:keep-together="auto"/>
    </style:style>
    <style:style style:name="Tabla2.A1" style:family="table-cell">
      <style:table-cell-properties style:vertical-align="bottom" fo:background-color="transparent" fo:padding-left="0.123cm" fo:padding-right="0.123cm" fo:padding-top="0cm" fo:padding-bottom="0cm" fo:border="none">
        <style:background-image/>
      </style:table-cell-properties>
    </style:style>
    <style:style style:name="Tabla2.B1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la2.B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none">
        <style:background-image/>
      </style:table-cell-properties>
    </style:style>
    <style:style style:name="Tabla2.C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none">
        <style:background-image/>
      </style:table-cell-properties>
    </style:style>
    <style:style style:name="Tabla2.G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2.H2" style:family="table-cell">
      <style:table-cell-properties style:vertical-align="bottom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2.B3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2.G3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a2.H3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2.B4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" style:family="table">
      <style:table-properties style:width="3.812cm" fo:margin-top="0cm" fo:margin-bottom="0cm" table:align="center" style:writing-mode="lr-tb"/>
    </style:style>
    <style:style style:name="Tabla3.A" style:family="table-column">
      <style:table-column-properties style:column-width="0.411cm"/>
    </style:style>
    <style:style style:name="Tabla3.B" style:family="table-column">
      <style:table-column-properties style:column-width="0.51cm"/>
    </style:style>
    <style:style style:name="Tabla3.C" style:family="table-column">
      <style:table-column-properties style:column-width="0.457cm"/>
    </style:style>
    <style:style style:name="Tabla3.D" style:family="table-column">
      <style:table-column-properties style:column-width="0.487cm"/>
    </style:style>
    <style:style style:name="Tabla3.E" style:family="table-column">
      <style:table-column-properties style:column-width="0.482cm"/>
    </style:style>
    <style:style style:name="Tabla3.F" style:family="table-column">
      <style:table-column-properties style:column-width="0.485cm"/>
    </style:style>
    <style:style style:name="Tabla3.H" style:family="table-column">
      <style:table-column-properties style:column-width="0.496cm"/>
    </style:style>
    <style:style style:name="Tabla3.1" style:family="table-row">
      <style:table-row-properties style:min-row-height="0.487cm" fo:keep-together="auto"/>
    </style:style>
    <style:style style:name="Tabla3.A1" style:family="table-cell">
      <style:table-cell-properties style:vertical-align="bottom" fo:background-color="transparent" fo:padding-left="0.123cm" fo:padding-right="0.123cm" fo:padding-top="0cm" fo:padding-bottom="0cm" fo:border="none">
        <style:background-image/>
      </style:table-cell-properties>
    </style:style>
    <style:style style:name="Tabla3.B1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la3.2" style:family="table-row">
      <style:table-row-properties style:row-height="0.49cm" fo:keep-together="auto"/>
    </style:style>
    <style:style style:name="Tabla3.B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C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G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3.H2" style:family="table-cell">
      <style:table-cell-properties style:vertical-align="bottom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3.A3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none">
        <style:background-image/>
      </style:table-cell-properties>
    </style:style>
    <style:style style:name="Tabla3.B3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G3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a3.H3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4" style:family="table">
      <style:table-properties style:width="9.287cm" fo:margin-left="0cm" fo:margin-top="0cm" fo:margin-bottom="0cm" table:align="left" style:writing-mode="lr-tb"/>
    </style:style>
    <style:style style:name="Tabla4.A" style:family="table-column">
      <style:table-column-properties style:column-width="0.884cm"/>
    </style:style>
    <style:style style:name="Tabla4.B" style:family="table-column">
      <style:table-column-properties style:column-width="0.7cm"/>
    </style:style>
    <style:style style:name="Tabla4.G" style:family="table-column">
      <style:table-column-properties style:column-width="0.51cm"/>
    </style:style>
    <style:style style:name="Tabla4.H" style:family="table-column">
      <style:table-column-properties style:column-width="0.891cm"/>
    </style:style>
    <style:style style:name="Tabla4.1" style:family="table-row">
      <style:table-row-properties style:min-row-height="0.593cm" fo:keep-together="auto"/>
    </style:style>
    <style:style style:name="Tabla4.A1" style:family="table-cell">
      <style:table-cell-properties style:vertical-align="bottom" fo:background-color="transparent" fo:padding-left="0.123cm" fo:padding-right="0.123cm" fo:padding-top="0cm" fo:padding-bottom="0cm" fo:border="none">
        <style:background-image/>
      </style:table-cell-properties>
    </style:style>
    <style:style style:name="Tabla4.I3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la4.A4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none">
        <style:background-image/>
      </style:table-cell-properties>
    </style:style>
    <style:style style:name="Tabla4.B4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4.F4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4.B5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a4.F5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4.H10" style:family="table-cell">
      <style:table-cell-properties style:vertical-align="middle" fo:background-color="transparent" fo:padding-left="0.123cm" fo:padding-right="0.123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margin-left="0cm" fo:margin-right="0.7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0pt" style:font-name-asian="Times New Roman1" style:font-size-asian="10pt" style:language-asian="it" style:country-asian="IT" style:font-name-complex="Times New Roman1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libri" fo:font-size="12pt" style:font-name-asian="Times New Roman1" style:font-size-asian="12pt" style:language-asian="it" style:country-asian="IT" style:font-name-complex="Arial1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libri" fo:font-size="10pt" style:font-name-asian="Times New Roman1" style:font-size-asian="10pt" style:language-asian="it" style:country-asian="IT" style:font-name-complex="Arial1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fo:color="#000000" loext:opacity="100%" style:font-name="Calibri" fo:font-size="14pt" style:font-name-asian="Times New Roman1" style:font-size-asian="14pt" style:language-asian="it" style:country-asian="IT" style:font-name-complex="Arial1" style:font-size-complex="14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4pt" style:font-name-asian="Times New Roman1" style:font-size-asian="14pt" style:language-asian="it" style:country-asian="IT" style:font-name-complex="Arial1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8pt" style:font-name-asian="Times New Roman1" style:font-size-asian="18pt" style:language-asian="it" style:country-asian="IT" style:font-name-complex="Arial1" style:font-size-complex="18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24pt" style:font-name-asian="Times New Roman1" style:font-size-asian="24pt" style:language-asian="it" style:country-asian="IT" style:font-name-complex="Arial1" style:font-size-complex="24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24pt" officeooo:paragraph-rsid="0009c8e2" style:font-name-asian="Times New Roman1" style:font-size-asian="24pt" style:language-asian="it" style:country-asian="IT" style:font-name-complex="Arial1" style:font-size-complex="24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2pt" style:font-name-asian="Times New Roman1" style:font-size-asian="12pt" style:language-asian="it" style:country-asian="IT" style:font-name-complex="Arial1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fo:language="en" fo:country="US" style:font-name-asian="Times New Roman1" style:language-asian="it" style:country-asian="IT" style:font-name-complex="Arial1"/>
    </style:style>
    <style:style style:name="P15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fo:color="#000000" loext:opacity="100%" fo:font-size="12pt" style:font-name-asian="Times New Roman1" style:font-size-asian="12pt" style:language-asian="it" style:country-asian="IT" style:font-name-complex="Arial1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fo:font-size="12pt" style:font-name-asian="Times New Roman1" style:font-size-asian="12pt" style:language-asian="it" style:country-asian="IT" style:font-name-complex="Arial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fo:font-size="10pt" style:font-name-asian="Times New Roman1" style:font-size-asian="10pt" style:language-asian="it" style:country-asian="IT" style:font-name-complex="Arial1" style:font-size-complex="10pt"/>
    </style:style>
    <style:style style:name="P1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fo:font-size="14pt" style:font-name-asian="Times New Roman1" style:font-size-asian="14pt" style:language-asian="it" style:country-asian="IT" style:font-name-complex="Arial1" style:font-size-complex="14pt"/>
    </style:style>
    <style:style style:name="P19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fo:color="#000000" loext:opacity="100%" fo:font-size="14pt" style:font-name-asian="Times New Roman1" style:font-size-asian="14pt" style:language-asian="it" style:country-asian="IT" style:font-name-complex="Arial1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margin-top="0cm" fo:margin-bottom="0.282cm" style:contextual-spacing="false" fo:text-align="justify" style:justify-single-word="false"/>
      <style:text-properties officeooo:paragraph-rsid="0009f4ee"/>
    </style:style>
    <style:style style:name="P2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/>
    </style:style>
    <style:style style:name="P24" style:family="paragraph" style:parent-style-name="Standard">
      <style:paragraph-properties fo:margin-top="0cm" fo:margin-bottom="0.282cm" style:contextual-spacing="false" fo:text-align="justify" style:justify-single-word="false"/>
      <style:text-properties style:use-window-font-color="true" loext:opacity="0%" fo:font-size="11pt" fo:language="it" fo:country="IT" fo:font-weight="normal" officeooo:rsid="0009f4ee" officeooo:paragraph-rsid="0009f4ee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fo:font-size="12pt" fo:font-weight="bold" officeooo:paragraph-rsid="000b7450" style:font-name-asian="Times New Roman1" style:font-size-asian="12pt" style:language-asian="it" style:country-asian="IT" style:font-weight-asian="bold" style:font-name-complex="Arial1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paragraph-rsid="0009f4ee" style:font-weight-asian="bold"/>
    </style:style>
    <style:style style:name="P27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0pt" style:font-name-asian="Times New Roman1" style:font-size-asian="10pt" style:language-asian="it" style:country-asian="IT" style:font-name-complex="Times New Roman1" style:font-size-complex="10pt"/>
    </style:style>
    <style:style style:name="P2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loext:opacity="100%" fo:font-size="12pt" style:font-name-asian="Times New Roman1" style:font-size-asian="12pt" style:language-asian="it" style:country-asian="IT" style:font-name-complex="Arial1" style:font-size-complex="12pt"/>
    </style:style>
    <style:style style:name="T2" style:family="text">
      <style:text-properties fo:color="#000000" loext:opacity="100%" fo:font-size="12pt" fo:language="it" fo:country="IT" style:letter-kerning="false" style:font-name-asian="Times New Roman1" style:font-size-asian="12pt" style:language-asian="it" style:country-asian="IT" style:font-name-complex="Arial1" style:font-size-complex="12pt" style:language-complex="ar" style:country-complex="SA"/>
    </style:style>
    <style:style style:name="T3" style:family="text">
      <style:text-properties fo:color="#000000" loext:opacity="100%" fo:font-size="10pt" style:font-name-asian="Times New Roman1" style:font-size-asian="10pt" style:language-asian="it" style:country-asian="IT" style:font-name-complex="Arial1" style:font-size-complex="10pt"/>
    </style:style>
    <style:style style:name="T4" style:family="text">
      <style:text-properties fo:color="#000000" loext:opacity="100%" fo:font-size="10pt" fo:language="it" fo:country="IT" style:letter-kerning="false" style:font-name-asian="Times New Roman1" style:font-size-asian="10pt" style:language-asian="it" style:country-asian="IT" style:font-name-complex="Arial1" style:font-size-complex="10pt" style:language-complex="ar" style:country-complex="SA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use-window-font-color="true" loext:opacity="0%" fo:font-size="11pt" fo:language="it" fo:country="IT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T8" style:family="text">
      <style:text-properties style:use-window-font-color="true" loext:opacity="0%" fo:font-size="11pt" fo:language="it" fo:country="IT" fo:font-weight="normal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9" style:family="text">
      <style:text-properties style:use-window-font-color="true" loext:opacity="0%" fo:font-size="11pt" fo:language="it" fo:country="IT" style:text-underline-style="solid" style:text-underline-width="auto" style:text-underline-color="font-color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2">
          <style:column style:rel-width="27465*" fo:start-indent="0cm" fo:end-indent="0.624cm"/>
          <style:column style:rel-width="38070*" fo:start-indent="0.624cm" fo:end-indent="0cm"/>
        </style:columns>
      </style:section-properties>
    </style:style>
    <style:style style:name="gr1" style:family="graphic">
      <style:graphic-properties draw:stroke="solid" svg:stroke-width="0.212cm" svg:stroke-color="#000000" draw:stroke-linejoin="miter" svg:stroke-linecap="butt" draw:fill="solid" draw:fill-color="#ffffff" draw:textarea-vertical-align="top" draw:auto-grow-height="false" fo:min-height="0.457cm" fo:min-width="0.206cm" fo:padding-top="0.125cm" fo:padding-bottom="0.125cm" fo:padding-left="0.25cm" fo:padding-right="0.25cm" fo:wrap-option="wrap" fo:margin-left="0.106cm" fo:margin-right="0.108cm" fo:margin-top="0.106cm" fo:margin-bottom="0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212cm" svg:stroke-color="#000000" draw:stroke-linejoin="miter" svg:stroke-linecap="butt" draw:fill="solid" draw:fill-color="#ffffff" draw:textarea-vertical-align="top" draw:auto-grow-height="false" fo:min-height="0.455cm" fo:min-width="0.205cm" fo:padding-top="0.125cm" fo:padding-bottom="0.125cm" fo:padding-left="0.25cm" fo:padding-right="0.25cm" fo:wrap-option="wrap" fo:margin-left="0.106cm" fo:margin-right="0.108cm" fo:margin-top="0.108cm" fo:margin-bottom="0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custom-shape text:anchor-type="char" draw:z-index="0" draw:name="Ovale 1" draw:style-name="gr1" draw:text-style-name="P28" svg:width="1.001cm" svg:height="1.001cm" svg:x="-1.044cm" svg:y="-0.988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name="Ovale 3" draw:style-name="gr2" draw:text-style-name="P28" svg:width="0.999cm" svg:height="0.999cm" svg:x="17.579cm" svg:y="-1.02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Hoja de respuesta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4">Llenar los circulos con la respuesta para cada punto del examen</text:p>
          </table:table-cell>
          <table:table-cell table:style-name="Tabla1.B1" office:value-type="string">
            <text:p text:style-name="P11">●</text:p>
          </table:table-cell>
          <table:table-cell table:style-name="Tabla1.C1" office:value-type="string">
            <text:p text:style-name="P12">○</text:p>
          </table:table-cell>
          <table:table-cell table:style-name="Tabla1.C1" office:value-type="string">
            <text:p text:style-name="P11">○</text:p>
          </table:table-cell>
          <table:table-cell table:style-name="Tabla1.C1" office:value-type="string">
            <text:p text:style-name="P11">○</text:p>
          </table:table-cell>
        </table:table-row>
      </table:table>
      <text:section text:style-name="Sect1" text:name="TextSection">
        <text:p text:style-name="P2"/>
      </text:section>
      <text:section text:style-name="Sect2" text:name="Sección1">
        <table:table table:name="Tabla2" table:style-name="Tabla2">
          <table:table-column table:style-name="Tabla2.A"/>
          <table:table-column table:style-name="Tabla2.B" table:number-columns-repeated="2"/>
          <table:table-column table:style-name="Tabla2.D"/>
          <table:table-column table:style-name="Tabla2.B" table:number-columns-repeated="2"/>
          <table:table-column table:style-name="Tabla2.G" table:number-columns-repeated="2"/>
          <table:table-row table:style-name="Tabla2.1">
            <table:table-cell table:style-name="Tabla2.A1" office:value-type="string">
              <text:p text:style-name="P3"/>
            </table:table-cell>
            <table:table-cell table:style-name="Tabla2.B1" table:number-columns-spanned="6" office:value-type="string">
              <text:p text:style-name="P1"><text:span text:style-name="T1">C</text:span><text:span text:style-name="T2">ódigo estudiantil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2.B1" office:value-type="string">
              <text:p text:style-name="P6"/>
            </table:table-cell>
          </table:table-row>
          <table:table-row table:style-name="Tabla2.1">
            <table:table-cell table:style-name="Tabla2.A1" office:value-type="string">
              <text:p text:style-name="P6"/>
            </table:table-cell>
            <table:table-cell table:style-name="Tabla2.B2" office:value-type="string">
              <text:p text:style-name="P9"/>
            </table:table-cell>
            <table:table-cell table:style-name="Tabla2.C2" office:value-type="string">
              <text:p text:style-name="P9"/>
            </table:table-cell>
            <table:table-cell table:style-name="Tabla2.C2" office:value-type="string">
              <text:p text:style-name="P9"/>
            </table:table-cell>
            <table:table-cell table:style-name="Tabla2.C2" office:value-type="string">
              <text:p text:style-name="P9"/>
            </table:table-cell>
            <table:table-cell table:style-name="Tabla2.C2" office:value-type="string">
              <text:p text:style-name="P9"/>
            </table:table-cell>
            <table:table-cell table:style-name="Tabla2.G2" office:value-type="string">
              <text:p text:style-name="P9"/>
            </table:table-cell>
            <table:table-cell table:style-name="Tabla2.H2" office:value-type="string">
              <text:p text:style-name="P9"/>
            </table:table-cell>
          </table:table-row>
          <table:table-row table:style-name="Tabla2.1">
            <table:table-cell table:style-name="Tabla2.C2" office:value-type="string">
              <text:p text:style-name="P15">0</text:p>
            </table:table-cell>
            <table:table-cell table:style-name="Tabla2.B3" office:value-type="string">
              <text:p text:style-name="P11">○</text:p>
            </table:table-cell>
            <table:table-cell table:style-name="Tabla2.B3" office:value-type="string">
              <text:p text:style-name="P11">○</text:p>
            </table:table-cell>
            <table:table-cell table:style-name="Tabla2.B3" office:value-type="string">
              <text:p text:style-name="P11">○</text:p>
            </table:table-cell>
            <table:table-cell table:style-name="Tabla2.B3" office:value-type="string">
              <text:p text:style-name="P11">○</text:p>
            </table:table-cell>
            <table:table-cell table:style-name="Tabla2.B3" office:value-type="string">
              <text:p text:style-name="P11">○</text:p>
            </table:table-cell>
            <table:table-cell table:style-name="Tabla2.G3" office:value-type="string">
              <text:p text:style-name="P11">○</text:p>
            </table:table-cell>
            <table:table-cell table:style-name="Tabla2.H3" office:value-type="string">
              <text:p text:style-name="P11">○</text:p>
            </table:table-cell>
          </table:table-row>
          <table:table-row table:style-name="Tabla2.1">
            <table:table-cell table:style-name="Tabla2.C2" office:value-type="string">
              <text:p text:style-name="P15">1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G3" office:value-type="string">
              <text:p text:style-name="P11">○</text:p>
            </table:table-cell>
            <table:table-cell table:style-name="Tabla2.H3" office:value-type="string">
              <text:p text:style-name="P11">○</text:p>
            </table:table-cell>
          </table:table-row>
          <table:table-row table:style-name="Tabla2.1">
            <table:table-cell table:style-name="Tabla2.C2" office:value-type="string">
              <text:p text:style-name="P15">2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G3" office:value-type="string">
              <text:p text:style-name="P11">○</text:p>
            </table:table-cell>
            <table:table-cell table:style-name="Tabla2.H3" office:value-type="string">
              <text:p text:style-name="P11">○</text:p>
            </table:table-cell>
          </table:table-row>
          <table:table-row table:style-name="Tabla2.1">
            <table:table-cell table:style-name="Tabla2.C2" office:value-type="string">
              <text:p text:style-name="P15">3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G3" office:value-type="string">
              <text:p text:style-name="P11">○</text:p>
            </table:table-cell>
            <table:table-cell table:style-name="Tabla2.H3" office:value-type="string">
              <text:p text:style-name="P11">○</text:p>
            </table:table-cell>
          </table:table-row>
          <table:table-row table:style-name="Tabla2.1">
            <table:table-cell table:style-name="Tabla2.C2" office:value-type="string">
              <text:p text:style-name="P15">4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G3" office:value-type="string">
              <text:p text:style-name="P11">○</text:p>
            </table:table-cell>
            <table:table-cell table:style-name="Tabla2.H3" office:value-type="string">
              <text:p text:style-name="P11">○</text:p>
            </table:table-cell>
          </table:table-row>
          <table:table-row table:style-name="Tabla2.1">
            <table:table-cell table:style-name="Tabla2.C2" office:value-type="string">
              <text:p text:style-name="P15">5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G3" office:value-type="string">
              <text:p text:style-name="P11">○</text:p>
            </table:table-cell>
            <table:table-cell table:style-name="Tabla2.H3" office:value-type="string">
              <text:p text:style-name="P11">○</text:p>
            </table:table-cell>
          </table:table-row>
          <table:table-row table:style-name="Tabla2.1">
            <table:table-cell table:style-name="Tabla2.C2" office:value-type="string">
              <text:p text:style-name="P15">6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G3" office:value-type="string">
              <text:p text:style-name="P11">○</text:p>
            </table:table-cell>
            <table:table-cell table:style-name="Tabla2.H3" office:value-type="string">
              <text:p text:style-name="P11">○</text:p>
            </table:table-cell>
          </table:table-row>
          <table:table-row table:style-name="Tabla2.1">
            <table:table-cell table:style-name="Tabla2.C2" office:value-type="string">
              <text:p text:style-name="P15">7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G3" office:value-type="string">
              <text:p text:style-name="P11">○</text:p>
            </table:table-cell>
            <table:table-cell table:style-name="Tabla2.H3" office:value-type="string">
              <text:p text:style-name="P11">○</text:p>
            </table:table-cell>
          </table:table-row>
          <table:table-row table:style-name="Tabla2.1">
            <table:table-cell table:style-name="Tabla2.C2" office:value-type="string">
              <text:p text:style-name="P15">8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G3" office:value-type="string">
              <text:p text:style-name="P11">○</text:p>
            </table:table-cell>
            <table:table-cell table:style-name="Tabla2.H3" office:value-type="string">
              <text:p text:style-name="P11">○</text:p>
            </table:table-cell>
          </table:table-row>
          <table:table-row table:style-name="Tabla2.1">
            <table:table-cell table:style-name="Tabla2.C2" office:value-type="string">
              <text:p text:style-name="P15">9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B4" office:value-type="string">
              <text:p text:style-name="P11">○</text:p>
            </table:table-cell>
            <table:table-cell table:style-name="Tabla2.G3" office:value-type="string">
              <text:p text:style-name="P11">○</text:p>
            </table:table-cell>
            <table:table-cell table:style-name="Tabla2.H3" office:value-type="string">
              <text:p text:style-name="P11">○</text:p>
            </table:table-cell>
          </table:table-row>
        </table:table>
        <text:p text:style-name="P26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column table:style-name="Tabla3.F" table:number-columns-repeated="2"/>
          <table:table-column table:style-name="Tabla3.H"/>
          <table:table-row table:style-name="Tabla3.1">
            <table:table-cell table:style-name="Tabla3.A1" office:value-type="string">
              <text:p text:style-name="P4"/>
            </table:table-cell>
            <table:table-cell table:style-name="Tabla3.B1" table:number-columns-spanned="6" office:value-type="string">
              <text:p text:style-name="P1"><text:span text:style-name="T3">Ejemplo c</text:span><text:span text:style-name="T4">ódig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3.B1" office:value-type="string">
              <text:p text:style-name="P7"/>
            </table:table-cell>
          </table:table-row>
          <table:table-row table:style-name="Tabla3.2">
            <table:table-cell table:style-name="Tabla3.A1" office:value-type="string">
              <text:p text:style-name="P7"/>
            </table:table-cell>
            <table:table-cell table:style-name="Tabla3.B2" office:value-type="string">
              <text:p text:style-name="P16">2</text:p>
            </table:table-cell>
            <table:table-cell table:style-name="Tabla3.C2" office:value-type="string">
              <text:p text:style-name="P16">1</text:p>
            </table:table-cell>
            <table:table-cell table:style-name="Tabla3.C2" office:value-type="string">
              <text:p text:style-name="P16">6</text:p>
            </table:table-cell>
            <table:table-cell table:style-name="Tabla3.C2" office:value-type="string">
              <text:p text:style-name="P16">5</text:p>
            </table:table-cell>
            <table:table-cell table:style-name="Tabla3.C2" office:value-type="string">
              <text:p text:style-name="P16">3</text:p>
            </table:table-cell>
            <table:table-cell table:style-name="Tabla3.G2" office:value-type="string">
              <text:p text:style-name="P16">8</text:p>
            </table:table-cell>
            <table:table-cell table:style-name="Tabla3.H2" office:value-type="string">
              <text:p text:style-name="P16">0</text:p>
            </table:table-cell>
          </table:table-row>
          <table:table-row table:style-name="Tabla3.2">
            <table:table-cell table:style-name="Tabla3.A3" office:value-type="string">
              <text:p text:style-name="P17">0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G3" office:value-type="string">
              <text:p text:style-name="P13">○</text:p>
            </table:table-cell>
            <table:table-cell table:style-name="Tabla3.H3" office:value-type="string">
              <text:p text:style-name="P13">●</text:p>
            </table:table-cell>
          </table:table-row>
          <table:table-row table:style-name="Tabla3.2">
            <table:table-cell table:style-name="Tabla3.A3" office:value-type="string">
              <text:p text:style-name="P17">1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●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G3" office:value-type="string">
              <text:p text:style-name="P13">○</text:p>
            </table:table-cell>
            <table:table-cell table:style-name="Tabla3.H3" office:value-type="string">
              <text:p text:style-name="P13">○</text:p>
            </table:table-cell>
          </table:table-row>
          <table:table-row table:style-name="Tabla3.2">
            <table:table-cell table:style-name="Tabla3.A3" office:value-type="string">
              <text:p text:style-name="P17">2</text:p>
            </table:table-cell>
            <table:table-cell table:style-name="Tabla3.B3" office:value-type="string">
              <text:p text:style-name="P13">●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G3" office:value-type="string">
              <text:p text:style-name="P13">○</text:p>
            </table:table-cell>
            <table:table-cell table:style-name="Tabla3.H3" office:value-type="string">
              <text:p text:style-name="P13">○</text:p>
            </table:table-cell>
          </table:table-row>
          <table:table-row table:style-name="Tabla3.2">
            <table:table-cell table:style-name="Tabla3.A3" office:value-type="string">
              <text:p text:style-name="P17">3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●</text:p>
            </table:table-cell>
            <table:table-cell table:style-name="Tabla3.G3" office:value-type="string">
              <text:p text:style-name="P13">○</text:p>
            </table:table-cell>
            <table:table-cell table:style-name="Tabla3.H3" office:value-type="string">
              <text:p text:style-name="P13">○</text:p>
            </table:table-cell>
          </table:table-row>
          <table:table-row table:style-name="Tabla3.2">
            <table:table-cell table:style-name="Tabla3.A3" office:value-type="string">
              <text:p text:style-name="P17">4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G3" office:value-type="string">
              <text:p text:style-name="P13">○</text:p>
            </table:table-cell>
            <table:table-cell table:style-name="Tabla3.H3" office:value-type="string">
              <text:p text:style-name="P13">○</text:p>
            </table:table-cell>
          </table:table-row>
          <table:table-row table:style-name="Tabla3.2">
            <table:table-cell table:style-name="Tabla3.A3" office:value-type="string">
              <text:p text:style-name="P17">5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●</text:p>
            </table:table-cell>
            <table:table-cell table:style-name="Tabla3.B3" office:value-type="string">
              <text:p text:style-name="P13">○</text:p>
            </table:table-cell>
            <table:table-cell table:style-name="Tabla3.G3" office:value-type="string">
              <text:p text:style-name="P13">○</text:p>
            </table:table-cell>
            <table:table-cell table:style-name="Tabla3.H3" office:value-type="string">
              <text:p text:style-name="P13">○</text:p>
            </table:table-cell>
          </table:table-row>
          <table:table-row table:style-name="Tabla3.2">
            <table:table-cell table:style-name="Tabla3.A3" office:value-type="string">
              <text:p text:style-name="P17">6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●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G3" office:value-type="string">
              <text:p text:style-name="P13">○</text:p>
            </table:table-cell>
            <table:table-cell table:style-name="Tabla3.H3" office:value-type="string">
              <text:p text:style-name="P13">○</text:p>
            </table:table-cell>
          </table:table-row>
          <table:table-row table:style-name="Tabla3.2">
            <table:table-cell table:style-name="Tabla3.A3" office:value-type="string">
              <text:p text:style-name="P17">7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G3" office:value-type="string">
              <text:p text:style-name="P13">○</text:p>
            </table:table-cell>
            <table:table-cell table:style-name="Tabla3.H3" office:value-type="string">
              <text:p text:style-name="P13">○</text:p>
            </table:table-cell>
          </table:table-row>
          <table:table-row table:style-name="Tabla3.2">
            <table:table-cell table:style-name="Tabla3.A3" office:value-type="string">
              <text:p text:style-name="P17">8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G3" office:value-type="string">
              <text:p text:style-name="P13">●</text:p>
            </table:table-cell>
            <table:table-cell table:style-name="Tabla3.H3" office:value-type="string">
              <text:p text:style-name="P13">○</text:p>
            </table:table-cell>
          </table:table-row>
          <table:table-row table:style-name="Tabla3.2">
            <table:table-cell table:style-name="Tabla3.A3" office:value-type="string">
              <text:p text:style-name="P17">9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G3" office:value-type="string">
              <text:p text:style-name="P13">○</text:p>
            </table:table-cell>
            <table:table-cell table:style-name="Tabla3.H3" office:value-type="string">
              <text:p text:style-name="Standard">○</text:p>
            </table:table-cell>
          </table:table-row>
        </table:table>
        <table:table table:name="Tabla4" table:style-name="Tabla4">
          <table:table-column table:style-name="Tabla4.A"/>
          <table:table-column table:style-name="Tabla4.B" table:number-columns-repeated="5"/>
          <table:table-column table:style-name="Tabla4.G"/>
          <table:table-column table:style-name="Tabla4.H"/>
          <table:table-column table:style-name="Tabla4.B" table:number-columns-repeated="5"/>
          <table:table-row table:style-name="Tabla4.1">
            <table:table-cell table:style-name="Tabla4.A1" office:value-type="string">
              <text:p text:style-name="P5"/>
            </table:table-cell>
            <table:table-cell table:style-name="Tabla4.A1" table:number-columns-spanned="12" office:value-type="string">
              <text:p text:style-name="P25"/>
              <text:p text:style-name="P2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4.1">
            <table:table-cell table:style-name="Tabla4.A1" office:value-type="string">
              <text:p text:style-name="P5"/>
            </table:table-cell>
            <table:table-cell table:style-name="Tabla4.A1" table:number-columns-spanned="12" office:value-type="string">
              <text:p text:style-name="P25">Respuesta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4.1">
            <table:table-cell table:style-name="Tabla4.A1" office:value-type="string">
              <text:p text:style-name="P5"/>
            </table:table-cell>
            <table:table-cell table:style-name="Tabla4.A1" office:value-type="string">
              <text:p text:style-name="P5"/>
            </table:table-cell>
            <table:table-cell table:style-name="Tabla4.A1" office:value-type="string">
              <text:p text:style-name="P5"/>
            </table:table-cell>
            <table:table-cell table:style-name="Tabla4.A1" office:value-type="string">
              <text:p text:style-name="P5"/>
            </table:table-cell>
            <table:table-cell table:style-name="Tabla4.A1" office:value-type="string">
              <text:p text:style-name="P5"/>
            </table:table-cell>
            <table:table-cell table:style-name="Tabla4.A1" office:value-type="string">
              <text:p text:style-name="P5"/>
            </table:table-cell>
            <table:table-cell table:style-name="Tabla4.A1" office:value-type="string">
              <text:p text:style-name="P5"/>
            </table:table-cell>
            <table:table-cell table:style-name="Tabla4.A1" office:value-type="string">
              <text:p text:style-name="P5"/>
            </table:table-cell>
            <table:table-cell table:style-name="Tabla4.I3" table:number-columns-spanned="4" office:value-type="string">
              <text:p text:style-name="P6"/>
            </table:table-cell>
            <table:covered-table-cell/>
            <table:covered-table-cell/>
            <table:covered-table-cell/>
            <table:table-cell table:style-name="Tabla4.I3" office:value-type="string">
              <text:p text:style-name="P6"/>
            </table:table-cell>
          </table:table-row>
          <table:table-row table:style-name="Tabla4.1">
            <table:table-cell table:style-name="Tabla4.A4" office:value-type="string">
              <text:p text:style-name="P18"> </text:p>
            </table:table-cell>
            <table:table-cell table:style-name="Tabla4.B4" office:value-type="string">
              <text:p text:style-name="P16">A</text:p>
            </table:table-cell>
            <table:table-cell table:style-name="Tabla4.B4" office:value-type="string">
              <text:p text:style-name="P16">B</text:p>
            </table:table-cell>
            <table:table-cell table:style-name="Tabla4.B4" office:value-type="string">
              <text:p text:style-name="P16">C</text:p>
            </table:table-cell>
            <table:table-cell table:style-name="Tabla4.B4" office:value-type="string">
              <text:p text:style-name="P16">D</text:p>
            </table:table-cell>
            <table:table-cell table:style-name="Tabla4.F4" office:value-type="string">
              <text:p text:style-name="P16">E</text:p>
            </table:table-cell>
            <table:table-cell table:style-name="Tabla4.A1" office:value-type="string">
              <text:p text:style-name="P6"/>
            </table:table-cell>
            <table:table-cell table:style-name="Tabla4.A4" office:value-type="string">
              <text:p text:style-name="P18"> </text:p>
            </table:table-cell>
            <table:table-cell table:style-name="Tabla4.B4" office:value-type="string">
              <text:p text:style-name="P16">A</text:p>
            </table:table-cell>
            <table:table-cell table:style-name="Tabla4.B4" office:value-type="string">
              <text:p text:style-name="P16">B</text:p>
            </table:table-cell>
            <table:table-cell table:style-name="Tabla4.B4" office:value-type="string">
              <text:p text:style-name="P16">C</text:p>
            </table:table-cell>
            <table:table-cell table:style-name="Tabla4.B4" office:value-type="string">
              <text:p text:style-name="P16">D</text:p>
            </table:table-cell>
            <table:table-cell table:style-name="Tabla4.F4" office:value-type="string">
              <text:p text:style-name="P16">E</text:p>
            </table:table-cell>
          </table:table-row>
          <table:table-row table:style-name="Tabla4.1">
            <table:table-cell table:style-name="Tabla4.A4" office:value-type="string">
              <text:p text:style-name="P19">1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F5" office:value-type="string">
              <text:p text:style-name="P11">○</text:p>
            </table:table-cell>
            <table:table-cell table:style-name="Tabla4.A1" office:value-type="string">
              <text:p text:style-name="P10"/>
            </table:table-cell>
            <table:table-cell table:style-name="Tabla4.A4" office:value-type="string">
              <text:p text:style-name="P19">11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F5" office:value-type="string">
              <text:p text:style-name="P11">○</text:p>
            </table:table-cell>
          </table:table-row>
          <table:table-row table:style-name="Tabla4.1">
            <table:table-cell table:style-name="Tabla4.A4" office:value-type="string">
              <text:p text:style-name="P19">2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F5" office:value-type="string">
              <text:p text:style-name="P11">○</text:p>
            </table:table-cell>
            <table:table-cell table:style-name="Tabla4.A1" office:value-type="string">
              <text:p text:style-name="P10"/>
            </table:table-cell>
            <table:table-cell table:style-name="Tabla4.A4" office:value-type="string">
              <text:p text:style-name="P19">12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F5" office:value-type="string">
              <text:p text:style-name="P11">○</text:p>
            </table:table-cell>
          </table:table-row>
          <table:table-row table:style-name="Tabla4.1">
            <table:table-cell table:style-name="Tabla4.A4" office:value-type="string">
              <text:p text:style-name="P19">3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F5" office:value-type="string">
              <text:p text:style-name="P11">○</text:p>
            </table:table-cell>
            <table:table-cell table:style-name="Tabla4.A1" office:value-type="string">
              <text:p text:style-name="P10"/>
            </table:table-cell>
            <table:table-cell table:style-name="Tabla4.A4" office:value-type="string">
              <text:p text:style-name="P19">13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F5" office:value-type="string">
              <text:p text:style-name="P11">○</text:p>
            </table:table-cell>
          </table:table-row>
          <table:table-row table:style-name="Tabla4.1">
            <table:table-cell table:style-name="Tabla4.A4" office:value-type="string">
              <text:p text:style-name="P19">4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F5" office:value-type="string">
              <text:p text:style-name="P11">○</text:p>
            </table:table-cell>
            <table:table-cell table:style-name="Tabla4.A1" office:value-type="string">
              <text:p text:style-name="P10"/>
            </table:table-cell>
            <table:table-cell table:style-name="Tabla4.A4" office:value-type="string">
              <text:p text:style-name="P19">14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F5" office:value-type="string">
              <text:p text:style-name="P11">○</text:p>
            </table:table-cell>
          </table:table-row>
          <table:table-row table:style-name="Tabla4.1">
            <table:table-cell table:style-name="Tabla4.A4" office:value-type="string">
              <text:p text:style-name="P19">5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F5" office:value-type="string">
              <text:p text:style-name="P11">○</text:p>
            </table:table-cell>
            <table:table-cell table:style-name="Tabla4.A1" office:value-type="string">
              <text:p text:style-name="P10"/>
            </table:table-cell>
            <table:table-cell table:style-name="Tabla4.A4" office:value-type="string">
              <text:p text:style-name="P19">15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F5" office:value-type="string">
              <text:p text:style-name="P11">○</text:p>
            </table:table-cell>
          </table:table-row>
          <table:table-row table:style-name="Tabla4.1">
            <table:table-cell table:style-name="Tabla4.A4" office:value-type="string">
              <text:p text:style-name="P19">6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F5" office:value-type="string">
              <text:p text:style-name="P11">○</text:p>
            </table:table-cell>
            <table:table-cell table:style-name="Tabla4.A1" office:value-type="string">
              <text:p text:style-name="P10"/>
            </table:table-cell>
            <table:table-cell table:style-name="Tabla4.H10" office:value-type="string">
              <text:p text:style-name="P8"/>
            </table:table-cell>
            <table:table-cell table:style-name="Tabla4.H10" office:value-type="string">
              <text:p text:style-name="P10"/>
            </table:table-cell>
            <table:table-cell table:style-name="Tabla4.H10" office:value-type="string">
              <text:p text:style-name="P10"/>
            </table:table-cell>
            <table:table-cell table:style-name="Tabla4.H10" office:value-type="string">
              <text:p text:style-name="P10"/>
            </table:table-cell>
            <table:table-cell table:style-name="Tabla4.H10" office:value-type="string">
              <text:p text:style-name="P10"/>
            </table:table-cell>
            <table:table-cell table:style-name="Tabla4.H10" office:value-type="string">
              <text:p text:style-name="P10"/>
            </table:table-cell>
          </table:table-row>
          <table:table-row table:style-name="Tabla4.1">
            <table:table-cell table:style-name="Tabla4.A4" office:value-type="string">
              <text:p text:style-name="P19">7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F5" office:value-type="string">
              <text:p text:style-name="P11">○</text:p>
            </table:table-cell>
            <table:table-cell table:style-name="Tabla4.A1" office:value-type="string">
              <text:p text:style-name="P10"/>
            </table:table-cell>
            <table:table-cell table:style-name="Tabla4.H10" office:value-type="string">
              <text:p text:style-name="P8"/>
            </table:table-cell>
            <table:table-cell table:style-name="Tabla4.H10" office:value-type="string">
              <text:p text:style-name="P10"/>
            </table:table-cell>
            <table:table-cell table:style-name="Tabla4.H10" office:value-type="string">
              <text:p text:style-name="P10"/>
            </table:table-cell>
            <table:table-cell table:style-name="Tabla4.H10" office:value-type="string">
              <text:p text:style-name="P10"/>
            </table:table-cell>
            <table:table-cell table:style-name="Tabla4.H10" office:value-type="string">
              <text:p text:style-name="P10"/>
            </table:table-cell>
            <table:table-cell table:style-name="Tabla4.H10" office:value-type="string">
              <text:p text:style-name="P10"/>
            </table:table-cell>
          </table:table-row>
          <table:table-row table:style-name="Tabla4.1">
            <table:table-cell table:style-name="Tabla4.A4" office:value-type="string">
              <text:p text:style-name="P19">8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F5" office:value-type="string">
              <text:p text:style-name="P11">○</text:p>
            </table:table-cell>
            <table:table-cell table:style-name="Tabla4.A1" office:value-type="string">
              <text:p text:style-name="P10"/>
            </table:table-cell>
            <table:table-cell table:style-name="Tabla4.H10" office:value-type="string">
              <text:p text:style-name="P8"/>
            </table:table-cell>
            <table:table-cell table:style-name="Tabla4.H10" office:value-type="string">
              <text:p text:style-name="P10"/>
            </table:table-cell>
            <table:table-cell table:style-name="Tabla4.H10" office:value-type="string">
              <text:p text:style-name="P10"/>
            </table:table-cell>
            <table:table-cell table:style-name="Tabla4.H10" office:value-type="string">
              <text:p text:style-name="P10"/>
            </table:table-cell>
            <table:table-cell table:style-name="Tabla4.H10" office:value-type="string">
              <text:p text:style-name="P10"/>
            </table:table-cell>
            <table:table-cell table:style-name="Tabla4.H10" office:value-type="string">
              <text:p text:style-name="P10"/>
            </table:table-cell>
          </table:table-row>
          <table:table-row table:style-name="Tabla4.1">
            <table:table-cell table:style-name="Tabla4.A4" office:value-type="string">
              <text:p text:style-name="P19">9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F5" office:value-type="string">
              <text:p text:style-name="P11">○</text:p>
            </table:table-cell>
            <table:table-cell table:style-name="Tabla4.A1" office:value-type="string">
              <text:p text:style-name="P10"/>
            </table:table-cell>
            <table:table-cell table:style-name="Tabla4.H10" office:value-type="string">
              <text:p text:style-name="P8"/>
            </table:table-cell>
            <table:table-cell table:style-name="Tabla4.H10" office:value-type="string">
              <text:p text:style-name="P10"/>
            </table:table-cell>
            <table:table-cell table:style-name="Tabla4.H10" office:value-type="string">
              <text:p text:style-name="P10"/>
            </table:table-cell>
            <table:table-cell table:style-name="Tabla4.H10" office:value-type="string">
              <text:p text:style-name="P10"/>
            </table:table-cell>
            <table:table-cell table:style-name="Tabla4.H10" office:value-type="string">
              <text:p text:style-name="P10"/>
            </table:table-cell>
            <table:table-cell table:style-name="Tabla4.H10" office:value-type="string">
              <text:p text:style-name="P10"/>
            </table:table-cell>
          </table:table-row>
          <table:table-row table:style-name="Tabla4.1">
            <table:table-cell table:style-name="Tabla4.A4" office:value-type="string">
              <text:p text:style-name="P19">10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B5" office:value-type="string">
              <text:p text:style-name="P11">○</text:p>
            </table:table-cell>
            <table:table-cell table:style-name="Tabla4.F5" office:value-type="string">
              <text:p text:style-name="P11">○</text:p>
            </table:table-cell>
            <table:table-cell table:style-name="Tabla4.A1" office:value-type="string">
              <text:p text:style-name="P10"/>
            </table:table-cell>
            <table:table-cell table:style-name="Tabla4.H10" office:value-type="string">
              <text:p text:style-name="P8"/>
            </table:table-cell>
            <table:table-cell table:style-name="Tabla4.H10" office:value-type="string">
              <text:p text:style-name="P10"/>
            </table:table-cell>
            <table:table-cell table:style-name="Tabla4.H10" office:value-type="string">
              <text:p text:style-name="P10"/>
            </table:table-cell>
            <table:table-cell table:style-name="Tabla4.H10" office:value-type="string">
              <text:p text:style-name="P10"/>
            </table:table-cell>
            <table:table-cell table:style-name="Tabla4.H10" office:value-type="string">
              <text:p text:style-name="P10"/>
            </table:table-cell>
            <table:table-cell table:style-name="Tabla4.H10" office:value-type="string">
              <text:p text:style-name="P10"/>
            </table:table-cell>
          </table:table-row>
        </table:table>
        <text:p text:style-name="P20"/>
        <text:p text:style-name="P21"><text:span text:style-name="T5">Notas del ex</text:span><text:span text:style-name="T7">ámen:</text:span></text:p>
        <text:p text:style-name="P21"><text:span text:style-name="T6">Coloque su c</text:span><text:span text:style-name="T8">ódigo en números y en los circulos tal y cómo se indica en el ejemplo. </text:span><text:span text:style-name="T9">Si lo llena incorrectamente no se tendrá en cuenta su respuesta.</text:span></text:p>
        <text:p text:style-name="P22"><text:span text:style-name="T8">Para responder d</text:span><text:span text:style-name="T6">ebe llenar los circulos totalmente preferiblemente con un lapiz oscuro. si no lo hace totalmente se asumir</text:span><text:span text:style-name="T8">á como no respondida, así mismo si marca dos circulos, no se tomará en cuenta si uno es más claro que el otro, se asumirá que la respondio de esa manera.</text:span></text:p>
        <text:p text:style-name="P24">Nombre(s): _______________________________________</text:p>
        <text:p text:style-name="P24"><draw:custom-shape text:anchor-type="char" draw:z-index="2" draw:name="Ovale 4" draw:style-name="gr1" draw:text-style-name="P28" svg:width="1.001cm" svg:height="1.001cm" svg:x="9.59cm" svg:y="1.02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" draw:name="Ovale 2" draw:style-name="gr1" draw:text-style-name="P28" svg:width="1.001cm" svg:height="1.001cm" svg:x="-9.026cm" svg:y="1.016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Apellido(s): _______________________________________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Noto Naskh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Noto Naskh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Naskh Arabic" style:font-family-complex="'Noto Naskh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Droid Sans Devanagari" style:font-family-complex="'Droid Sans Devanagari'" style:font-family-generic-complex="system" style:font-pitch-complex="variable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cm" fo:margin-left="2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6T08:10:00</meta:creation-date>
    <meta:initial-creator>Michela Battauz</meta:initial-creator>
    <dc:language>es-CO</dc:language>
    <meta:print-date>2022-11-30T08:36:00</meta:print-date>
    <dc:date>2023-06-19T17:25:33.841094469</dc:date>
    <meta:editing-cycles>43</meta:editing-cycles>
    <meta:editing-duration>PT3H18M56S</meta:editing-duration>
    <meta:generator>LibreOffice/7.3.7.2$Linux_X86_64 LibreOffice_project/30$Build-2</meta:generator>
    <meta:document-statistic meta:table-count="4" meta:image-count="0" meta:object-count="0" meta:page-count="1" meta:paragraph-count="283" meta:word-count="374" meta:character-count="943" meta:non-whitespace-character-count="848"/>
    <meta:user-defined meta:name="AppVersion">15.0000</meta:user-defined>
    <meta:template xlink:type="simple" xlink:actuate="onRequest" xlink:title="Normal.dotm" xlink:href=""/>
  </office:meta>
</office:document-meta>
</file>